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F10000047F7BD2D33F.png"/>
  <manifest:file-entry manifest:media-type="image/png" manifest:full-path="Pictures/10000201000002F30000046D4E1E8C5B.png"/>
  <manifest:file-entry manifest:media-type="image/png" manifest:full-path="Pictures/100002010000030100000485964B71CF.png"/>
  <manifest:file-entry manifest:media-type="image/png" manifest:full-path="Pictures/10000201000002F20000042175D9D68A.png"/>
  <manifest:file-entry manifest:media-type="image/png" manifest:full-path="Pictures/10000201000003050000048142D04786.png"/>
  <manifest:file-entry manifest:media-type="image/png" manifest:full-path="Pictures/100002010000030600000489635A0EF0.png"/>
  <manifest:file-entry manifest:media-type="image/png" manifest:full-path="Pictures/10000201000002F30000048E577D30FA.png"/>
  <manifest:file-entry manifest:media-type="image/png" manifest:full-path="Pictures/10000201000002ED0000046A6D7079E2.png"/>
  <manifest:file-entry manifest:media-type="image/png" manifest:full-path="Pictures/1000020100000290000002614BAC270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40pt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48pt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72pt" style:font-size-asian="72pt" style:font-size-complex="72pt"/>
    </style:style>
    <style:style style:name="P4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fik9" text:anchor-type="paragraph" svg:x="2.284cm" svg:y="1.937cm" svg:width="12.356cm" svg:height="11.987cm" draw:z-index="0"><draw:image xlink:href="Pictures/1000020100000290000002614BAC2703.png" xlink:type="simple" xlink:show="embed" xlink:actuate="onLoad"/></draw:frame></text:p>
      <text:p text:style-name="P3">п-vote</text:p>
      <text:p text:style-name="P2"/>
      <text:p text:style-name="P2">Wählerhandbuch</text:p>
      <text:p text:style-name="P1"/>
      <text:p text:style-name="P4"><draw:frame draw:style-name="fr2" draw:name="Grafik1" text:anchor-type="paragraph" svg:width="17cm" svg:height="25.509cm" draw:z-index="1"><draw:image xlink:href="Pictures/10000201000002F30000046D4E1E8C5B.png" xlink:type="simple" xlink:show="embed" xlink:actuate="onLoad"/></draw:frame></text:p>
      <text:p text:style-name="P4"><draw:frame draw:style-name="fr2" draw:name="Grafik2" text:anchor-type="paragraph" svg:width="17cm" svg:height="25.647cm" draw:z-index="2"><draw:image xlink:href="Pictures/10000201000002ED0000046A6D7079E2.png" xlink:type="simple" xlink:show="embed" xlink:actuate="onLoad"/></draw:frame></text:p>
      <text:p text:style-name="P4"><draw:frame draw:style-name="fr2" draw:name="Grafik3" text:anchor-type="paragraph" svg:width="17cm" svg:height="25.984cm" draw:z-index="3"><draw:image xlink:href="Pictures/10000201000002F10000047F7BD2D33F.png" xlink:type="simple" xlink:show="embed" xlink:actuate="onLoad"/></draw:frame></text:p>
      <text:p text:style-name="P4"><draw:frame draw:style-name="fr2" draw:name="Grafik4" text:anchor-type="paragraph" svg:width="17cm" svg:height="23.83cm" draw:z-index="4"><draw:image xlink:href="Pictures/10000201000002F20000042175D9D68A.png" xlink:type="simple" xlink:show="embed" xlink:actuate="onLoad"/></draw:frame></text:p>
      <text:p text:style-name="P4"><draw:frame draw:style-name="fr2" draw:name="Grafik5" text:anchor-type="paragraph" svg:width="17cm" svg:height="26.254cm" draw:z-index="5"><draw:image xlink:href="Pictures/10000201000002F30000048E577D30FA.png" xlink:type="simple" xlink:show="embed" xlink:actuate="onLoad"/></draw:frame></text:p>
      <text:p text:style-name="P4"><draw:frame draw:style-name="fr2" draw:name="Grafik6" text:anchor-type="paragraph" svg:width="17cm" svg:height="25.501cm" draw:z-index="6"><draw:image xlink:href="Pictures/100002010000030600000489635A0EF0.png" xlink:type="simple" xlink:show="embed" xlink:actuate="onLoad"/></draw:frame></text:p>
      <text:p text:style-name="P4"><draw:frame draw:style-name="fr2" draw:name="Grafik7" text:anchor-type="paragraph" svg:width="17cm" svg:height="25.576cm" draw:z-index="7"><draw:image xlink:href="Pictures/100002010000030100000485964B71CF.png" xlink:type="simple" xlink:show="embed" xlink:actuate="onLoad"/></draw:frame></text:p>
      <text:p text:style-name="P4"><draw:frame draw:style-name="fr2" draw:name="Grafik8" text:anchor-type="paragraph" svg:width="17cm" svg:height="25.356cm" draw:z-index="8"><draw:image xlink:href="Pictures/10000201000003050000048142D0478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6T23:37:42.39</meta:creation-date>
    <dc:date>2010-10-06T23:58:36.42</dc:date>
    <meta:editing-duration>PT00H09M20S</meta:editing-duration>
    <meta:editing-cycles>2</meta:editing-cycles>
    <meta:generator>OpenOffice.org/3.2$Win32 OpenOffice.org_project/320m18$Build-9502</meta:generator>
    <meta:document-statistic meta:table-count="0" meta:image-count="9" meta:object-count="0" meta:page-count="9" meta:paragraph-count="2" meta:word-count="2" meta:character-count="20"/>
  </office:meta>
</office:document-meta>
</file>